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413cm" svg:height="0.645cm" svg:x="2.54cm" svg:y="2.159cm">
          <draw:text-box>
            <text:p><text:span text:style-name="T1">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159cm" svg:height="0.645cm" svg:x="6.858cm" svg:y="2.159cm">
          <draw:text-box>
            <text:p><text:span text:style-name="T1">slapstick</text:span></text:p>
          </draw:text-box>
        </draw:frame>
        <draw:frame draw:style-name="gr1" draw:text-style-name="P1" xml:id="id5" draw:id="id5" draw:layer="layout" svg:width="2.159cm" svg:height="0.645cm" svg:x="6.858cm" svg:y="2.965cm">
          <draw:text-box>
            <text:p><text:span text:style-name="T1">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2.921cm" svg:height="0.645cm" svg:x="6.858cm" svg:y="6.229cm">
          <draw:text-box>
            <text:p><text:span text:style-name="T1">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2.921cm" svg:height="0.645cm" svg:x="6.858cm" svg:y="7.045cm">
          <draw:text-box>
            <text:p><text:span text:style-name="T1">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3" draw:id="id13" draw:layer="layout" svg:width="2.286cm" svg:height="0.645cm" svg:x="12.027cm" svg:y="3.038cm">
          <draw:text-box>
            <text:p><text:span text:style-name="T1">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connector draw:style-name="gr4" draw:text-style-name="P2" draw:layer="layout" svg:x1="11.519cm" svg:y1="1.905cm" svg:x2="12.027cm" svg:y2="3.36cm" draw:start-shape="id11" draw:start-glue-point="2" draw:end-shape="id13" draw:end-glue-point="3" svg:d="m11519 1905v1455h508" svg:viewBox="0 0 509 1456">
          <text:p/>
        </draw:connector>
        <draw:frame draw:style-name="gr1" draw:text-style-name="P1" xml:id="id14" draw:id="id14" draw:layer="layout" svg:width="2.921cm" svg:height="0.645cm" svg:x="12.027cm" svg:y="3.937cm">
          <draw:text-box>
            <text:p><text:span text:style-name="T1">motion-capture</text:span></text:p>
          </draw:text-box>
        </draw:frame>
        <draw:connector draw:style-name="gr4" draw:text-style-name="P2" draw:layer="layout" svg:x1="11.519cm" svg:y1="1.905cm" svg:x2="12.027cm" svg:y2="4.259cm" draw:start-shape="id11" draw:start-glue-point="2" draw:end-shape="id14" draw:end-glue-point="3" svg:d="m11519 1905v2354h508" svg:viewBox="0 0 509 2355">
          <text:p/>
        </draw:connector>
        <draw:frame draw:style-name="gr1" draw:text-style-name="P1" draw:layer="layout" svg:width="2.032cm" svg:height="0.645cm" svg:x="1.143cm" svg:y="6.7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7.6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8.5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9.3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0.2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1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0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2.9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3.833cm">
          <draw:text-box>
            <text:p><text:span text:style-name="T1">16 western</text:span></text:p>
          </draw:text-box>
        </draw:frame>
        <draw:frame draw:style-name="gr1" draw:text-style-name="P1" xml:id="id15" draw:id="id15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6" draw:id="id16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8" draw:id="id18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7" draw:id="id17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9" draw:id="id19" draw:layer="layout" svg:width="2.286cm" svg:height="0.645cm" svg:x="18.415cm" svg:y="4.445cm">
          <draw:text-box>
            <text:p><text:span text:style-name="T1">korean-war</text:span></text:p>
          </draw:text-box>
        </draw:frame>
        <draw:frame draw:style-name="gr1" draw:text-style-name="P1" xml:id="id20" draw:id="id20" draw:layer="layout" svg:width="1.905cm" svg:height="0.645cm" svg:x="18.415cm" svg:y="5.324cm">
          <draw:text-box>
            <text:p><text:span text:style-name="T1">civil-war</text:span></text:p>
          </draw:text-box>
        </draw:frame>
        <draw:frame draw:style-name="gr1" draw:text-style-name="P1" xml:id="id21" draw:id="id21" draw:layer="layout" svg:width="3.302cm" svg:height="0.645cm" svg:x="18.415cm" svg:y="6.086cm">
          <draw:text-box>
            <text:p><text:span text:style-name="T1">revolutionary-war</text:span></text:p>
          </draw:text-box>
        </draw:frame>
        <draw:frame draw:style-name="gr1" draw:text-style-name="P1" xml:id="id22" draw:id="id22" draw:layer="layout" svg:width="2.159cm" svg:height="0.645cm" svg:x="18.415cm" svg:y="6.975cm">
          <draw:text-box>
            <text:p><text:span text:style-name="T1">trojan-war</text:span></text:p>
          </draw:text-box>
        </draw:frame>
        <draw:connector draw:style-name="gr4" draw:text-style-name="P2" draw:layer="layout" svg:x1="17.843cm" svg:y1="1.905cm" svg:x2="18.415cm" svg:y2="2.481cm" draw:start-shape="id15" draw:start-glue-point="2" draw:end-shape="id16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5" draw:start-glue-point="2" draw:end-shape="id17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5" draw:start-glue-point="2" draw:end-shape="id18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5" draw:start-glue-point="2" draw:end-shape="id19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5" draw:start-glue-point="2" draw:end-shape="id20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5" draw:start-glue-point="2" draw:end-shape="id21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5" draw:start-glue-point="2" draw:end-shape="id22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4.722cm">
          <draw:text-box>
            <text:p><text:span text:style-name="T1">18 romance</text:span></text:p>
          </draw:text-box>
        </draw:frame>
        <draw:frame draw:style-name="gr1" draw:text-style-name="P1" draw:layer="layout" svg:width="2.033cm" svg:height="0.645cm" svg:x="1.142cm" svg:y="15.611cm">
          <draw:text-box>
            <text:p><text:span text:style-name="T1">19 family</text:span></text:p>
          </draw:text-box>
        </draw:frame>
        <draw:frame draw:style-name="gr1" draw:text-style-name="P1" xml:id="id23" draw:id="id23" draw:layer="layout" svg:width="2.159cm" svg:height="0.645cm" svg:x="22.225cm" svg:y="0.46cm">
          <draw:text-box>
            <text:p><text:span text:style-name="T1">20 sports</text:span></text:p>
          </draw:text-box>
        </draw:frame>
        <draw:frame draw:style-name="gr1" draw:text-style-name="P1" xml:id="id24" draw:id="id24" draw:layer="layout" svg:width="2.159cm" svg:height="0.645cm" svg:x="23.876cm" svg:y="1.359cm">
          <draw:text-box>
            <text:p><text:span text:style-name="T1">baseball</text:span></text:p>
          </draw:text-box>
        </draw:frame>
        <draw:frame draw:style-name="gr1" draw:text-style-name="P1" xml:id="id25" draw:id="id25" draw:layer="layout" svg:width="2.159cm" svg:height="0.645cm" svg:x="23.876cm" svg:y="2.111cm">
          <draw:text-box>
            <text:p><text:span text:style-name="T1">football</text:span></text:p>
          </draw:text-box>
        </draw:frame>
        <draw:frame draw:style-name="gr1" draw:text-style-name="P1" xml:id="id26" draw:id="id26" draw:layer="layout" svg:width="2.159cm" svg:height="0.645cm" svg:x="23.876cm" svg:y="2.873cm">
          <draw:text-box>
            <text:p><text:span text:style-name="T1">hockey</text:span></text:p>
          </draw:text-box>
        </draw:frame>
        <draw:frame draw:style-name="gr1" draw:text-style-name="P1" xml:id="id27" draw:id="id27" draw:layer="layout" svg:width="2.159cm" svg:height="0.645cm" svg:x="23.876cm" svg:y="3.635cm">
          <draw:text-box>
            <text:p><text:span text:style-name="T1">basketball</text:span></text:p>
          </draw:text-box>
        </draw:frame>
        <draw:frame draw:style-name="gr1" draw:text-style-name="P1" xml:id="id28" draw:id="id28" draw:layer="layout" svg:width="2.159cm" svg:height="0.645cm" svg:x="23.876cm" svg:y="4.407cm">
          <draw:text-box>
            <text:p><text:span text:style-name="T1">cycling</text:span></text:p>
          </draw:text-box>
        </draw:frame>
        <draw:frame draw:style-name="gr1" draw:text-style-name="P1" xml:id="id29" draw:id="id29" draw:layer="layout" svg:width="2.159cm" svg:height="0.645cm" svg:x="23.876cm" svg:y="5.159cm">
          <draw:text-box>
            <text:p><text:span text:style-name="T1">pool</text:span></text:p>
          </draw:text-box>
        </draw:frame>
        <draw:frame draw:style-name="gr1" draw:text-style-name="P1" xml:id="id30" draw:id="id30" draw:layer="layout" svg:width="2.159cm" svg:height="0.645cm" svg:x="23.876cm" svg:y="5.921cm">
          <draw:text-box>
            <text:p><text:span text:style-name="T1">rugby</text:span></text:p>
          </draw:text-box>
        </draw:frame>
        <draw:frame draw:style-name="gr1" draw:text-style-name="P1" xml:id="id31" draw:id="id31" draw:layer="layout" svg:width="2.159cm" svg:height="0.645cm" svg:x="23.876cm" svg:y="6.683cm">
          <draw:text-box>
            <text:p><text:span text:style-name="T1">soccer</text:span></text:p>
          </draw:text-box>
        </draw:frame>
        <draw:frame draw:style-name="gr1" draw:text-style-name="P1" xml:id="id32" draw:id="id32" draw:layer="layout" svg:width="2.54cm" svg:height="0.645cm" svg:x="23.876cm" svg:y="7.455cm">
          <draw:text-box>
            <text:p><text:span text:style-name="T1">horse-racing</text:span></text:p>
          </draw:text-box>
        </draw:frame>
        <draw:frame draw:style-name="gr1" draw:text-style-name="P1" xml:id="id33" draw:id="id33" draw:layer="layout" svg:width="2.286cm" svg:height="0.645cm" svg:x="23.876cm" svg:y="8.217cm">
          <draw:text-box>
            <text:p><text:span text:style-name="T1">auto-racing</text:span></text:p>
          </draw:text-box>
        </draw:frame>
        <draw:connector draw:style-name="gr4" draw:text-style-name="P2" draw:layer="layout" svg:x1="23.304cm" svg:y1="1.105cm" svg:x2="23.876cm" svg:y2="1.681cm" draw:start-shape="id23" draw:start-glue-point="2" draw:end-shape="id24" draw:end-glue-point="3" svg:d="m23304 1105v576h572" svg:viewBox="0 0 573 577">
          <text:p/>
        </draw:connector>
        <draw:connector draw:style-name="gr4" draw:text-style-name="P2" draw:layer="layout" svg:x1="23.304cm" svg:y1="1.105cm" svg:x2="23.876cm" svg:y2="2.433cm" draw:start-shape="id23" draw:start-glue-point="2" draw:end-shape="id25" draw:end-glue-point="3" svg:d="m23304 1105v1328h572" svg:viewBox="0 0 573 1329">
          <text:p/>
        </draw:connector>
        <draw:connector draw:style-name="gr4" draw:text-style-name="P2" draw:layer="layout" svg:x1="23.304cm" svg:y1="1.105cm" svg:x2="23.876cm" svg:y2="3.195cm" draw:start-shape="id23" draw:start-glue-point="2" draw:end-shape="id26" draw:end-glue-point="3" svg:d="m23304 1105v2090h572" svg:viewBox="0 0 573 2091">
          <text:p/>
        </draw:connector>
        <draw:connector draw:style-name="gr4" draw:text-style-name="P2" draw:layer="layout" svg:x1="23.304cm" svg:y1="1.105cm" svg:x2="23.876cm" svg:y2="3.957cm" draw:start-shape="id23" draw:start-glue-point="2" draw:end-shape="id27" draw:end-glue-point="3" svg:d="m23304 1105v2852h572" svg:viewBox="0 0 573 2853">
          <text:p/>
        </draw:connector>
        <draw:connector draw:style-name="gr4" draw:text-style-name="P2" draw:layer="layout" svg:x1="23.304cm" svg:y1="1.105cm" svg:x2="23.876cm" svg:y2="4.729cm" draw:start-shape="id23" draw:start-glue-point="2" draw:end-shape="id28" draw:end-glue-point="3" svg:d="m23304 1105v3624h572" svg:viewBox="0 0 573 3625">
          <text:p/>
        </draw:connector>
        <draw:connector draw:style-name="gr4" draw:text-style-name="P2" draw:layer="layout" svg:x1="23.304cm" svg:y1="1.105cm" svg:x2="23.876cm" svg:y2="5.481cm" draw:start-shape="id23" draw:start-glue-point="2" draw:end-shape="id29" draw:end-glue-point="3" svg:d="m23304 1105v4376h572" svg:viewBox="0 0 573 4377">
          <text:p/>
        </draw:connector>
        <draw:connector draw:style-name="gr4" draw:text-style-name="P2" draw:layer="layout" svg:x1="23.304cm" svg:y1="1.105cm" svg:x2="23.876cm" svg:y2="6.243cm" draw:start-shape="id23" draw:start-glue-point="2" draw:end-shape="id30" draw:end-glue-point="3" svg:d="m23304 1105v5138h572" svg:viewBox="0 0 573 5139">
          <text:p/>
        </draw:connector>
        <draw:connector draw:style-name="gr4" draw:text-style-name="P2" draw:layer="layout" svg:x1="23.304cm" svg:y1="1.105cm" svg:x2="23.876cm" svg:y2="7.005cm" draw:start-shape="id23" draw:start-glue-point="2" draw:end-shape="id31" draw:end-glue-point="3" svg:d="m23304 1105v5900h572" svg:viewBox="0 0 573 5901">
          <text:p/>
        </draw:connector>
        <draw:connector draw:style-name="gr4" draw:text-style-name="P2" draw:layer="layout" svg:x1="23.304cm" svg:y1="1.105cm" svg:x2="23.876cm" svg:y2="7.777cm" draw:start-shape="id23" draw:start-glue-point="2" draw:end-shape="id32" draw:end-glue-point="3" svg:d="m23304 1105v6672h572" svg:viewBox="0 0 573 6673">
          <text:p/>
        </draw:connector>
        <draw:connector draw:style-name="gr4" draw:text-style-name="P2" draw:layer="layout" svg:x1="23.304cm" svg:y1="1.105cm" svg:x2="23.876cm" svg:y2="8.539cm" draw:start-shape="id23" draw:start-glue-point="2" draw:end-shape="id33" draw:end-glue-point="3" svg:d="m23304 1105v7434h572" svg:viewBox="0 0 573 7435">
          <text:p/>
        </draw:connector>
        <draw:frame draw:style-name="gr1" draw:text-style-name="P1" xml:id="id34" draw:id="id34" draw:layer="layout" svg:width="1.651cm" svg:height="0.645cm" svg:x="23.876cm" svg:y="8.979cm">
          <draw:text-box>
            <text:p><text:span text:style-name="T1">boxing</text:span></text:p>
          </draw:text-box>
        </draw:frame>
        <draw:frame draw:style-name="gr1" draw:text-style-name="P1" xml:id="id35" draw:id="id35" draw:layer="layout" svg:width="2.667cm" svg:height="0.645cm" svg:x="23.876cm" svg:y="9.741cm">
          <draw:text-box>
            <text:p><text:span text:style-name="T1">figure-skating</text:span></text:p>
          </draw:text-box>
        </draw:frame>
        <draw:connector draw:style-name="gr4" draw:text-style-name="P2" draw:layer="layout" svg:x1="23.304cm" svg:y1="1.105cm" svg:x2="23.876cm" svg:y2="9.301cm" draw:start-shape="id23" draw:start-glue-point="2" draw:end-shape="id34" draw:end-glue-point="3" svg:d="m23304 1105v8196h572" svg:viewBox="0 0 573 8197">
          <text:p/>
        </draw:connector>
        <draw:connector draw:style-name="gr4" draw:text-style-name="P2" draw:layer="layout" svg:x1="23.304cm" svg:y1="1.105cm" svg:x2="23.876cm" svg:y2="10.063cm" draw:start-shape="id23" draw:start-glue-point="2" draw:end-shape="id35" draw:end-glue-point="3" svg:d="m23304 1105v8958h572" svg:viewBox="0 0 573 8959">
          <text:p/>
        </draw:connector>
        <draw:frame draw:style-name="gr1" draw:text-style-name="P1" xml:id="id36" draw:id="id36" draw:layer="layout" svg:width="1.778cm" svg:height="0.645cm" svg:x="23.876cm" svg:y="10.503cm">
          <draw:text-box>
            <text:p><text:span text:style-name="T1">running</text:span></text:p>
          </draw:text-box>
        </draw:frame>
        <draw:connector draw:style-name="gr4" draw:text-style-name="P2" draw:layer="layout" svg:x1="23.304cm" svg:y1="1.105cm" svg:x2="23.876cm" svg:y2="10.825cm" draw:start-shape="id23" draw:start-glue-point="2" draw:end-shape="id36" draw:end-glue-point="3" svg:d="m23304 1105v9720h572" svg:viewBox="0 0 573 9721">
          <text:p/>
        </draw:connector>
        <draw:frame draw:style-name="gr1" draw:text-style-name="P1" xml:id="id37" draw:id="id37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8" draw:id="id38" draw:layer="layout" svg:width="1.143cm" svg:height="0.645cm" svg:x="28.675cm" svg:y="2.149cm">
          <draw:text-box>
            <text:p><text:span text:style-name="T1">b.c.</text:span></text:p>
          </draw:text-box>
        </draw:frame>
        <draw:frame draw:style-name="gr1" draw:text-style-name="P1" xml:id="id39" draw:id="id39" draw:layer="layout" svg:width="2.286cm" svg:height="0.645cm" svg:x="28.675cm" svg:y="2.921cm">
          <draw:text-box>
            <text:p><text:span text:style-name="T1">1st-century</text:span></text:p>
          </draw:text-box>
        </draw:frame>
        <draw:frame draw:style-name="gr1" draw:text-style-name="P1" xml:id="id41" draw:id="id41" draw:layer="layout" svg:width="2.54cm" svg:height="0.645cm" svg:x="28.675cm" svg:y="4.483cm">
          <draw:text-box>
            <text:p><text:span text:style-name="T1">15th-century</text:span></text:p>
          </draw:text-box>
        </draw:frame>
        <draw:frame draw:style-name="gr1" draw:text-style-name="P1" xml:id="id42" draw:id="id42" draw:layer="layout" svg:width="2.54cm" svg:height="0.645cm" svg:x="28.674cm" svg:y="5.283cm">
          <draw:text-box>
            <text:p><text:span text:style-name="T1">16th-century</text:span></text:p>
          </draw:text-box>
        </draw:frame>
        <draw:frame draw:style-name="gr1" draw:text-style-name="P1" xml:id="id43" draw:id="id43" draw:layer="layout" svg:width="2.54cm" svg:height="0.645cm" svg:x="28.674cm" svg:y="6.083cm">
          <draw:text-box>
            <text:p><text:span text:style-name="T1">17th-century</text:span></text:p>
          </draw:text-box>
        </draw:frame>
        <draw:frame draw:style-name="gr1" draw:text-style-name="P1" xml:id="id44" draw:id="id44" draw:layer="layout" svg:width="2.54cm" svg:height="0.645cm" svg:x="28.674cm" svg:y="6.883cm">
          <draw:text-box>
            <text:p><text:span text:style-name="T1">18th-century</text:span></text:p>
          </draw:text-box>
        </draw:frame>
        <draw:frame draw:style-name="gr1" draw:text-style-name="P1" xml:id="id45" draw:id="id45" draw:layer="layout" svg:width="2.54cm" svg:height="0.645cm" svg:x="28.674cm" svg:y="7.683cm">
          <draw:text-box>
            <text:p><text:span text:style-name="T1">19th-century</text:span></text:p>
          </draw:text-box>
        </draw:frame>
        <draw:frame draw:style-name="gr1" draw:text-style-name="P1" xml:id="id46" draw:id="id46" draw:layer="layout" svg:width="2.54cm" svg:height="0.645cm" svg:x="28.674cm" svg:y="8.483cm">
          <draw:text-box>
            <text:p><text:span text:style-name="T1">20th-century</text:span></text:p>
          </draw:text-box>
        </draw:frame>
        <draw:frame draw:style-name="gr1" draw:text-style-name="P1" xml:id="id40" draw:id="id40" draw:layer="layout" svg:width="1.906cm" svg:height="0.645cm" svg:x="28.674cm" svg:y="3.683cm">
          <draw:text-box>
            <text:p><text:span text:style-name="T1">medieval</text:span></text:p>
          </draw:text-box>
        </draw:frame>
        <draw:frame draw:style-name="gr1" draw:text-style-name="P1" xml:id="id47" draw:id="id47" draw:layer="layout" svg:width="1.731cm" svg:height="0.645cm" svg:x="30.473cm" svg:y="9.283cm">
          <draw:text-box>
            <text:p><text:span text:style-name="T1">1900's</text:span></text:p>
          </draw:text-box>
        </draw:frame>
        <draw:frame draw:style-name="gr1" draw:text-style-name="P1" xml:id="id48" draw:id="id48" draw:layer="layout" svg:width="1.731cm" svg:height="0.645cm" svg:x="30.473cm" svg:y="10.083cm">
          <draw:text-box>
            <text:p><text:span text:style-name="T1">1910's</text:span></text:p>
          </draw:text-box>
        </draw:frame>
        <draw:frame draw:style-name="gr1" draw:text-style-name="P1" xml:id="id49" draw:id="id49" draw:layer="layout" svg:width="1.731cm" svg:height="0.645cm" svg:x="30.473cm" svg:y="10.883cm">
          <draw:text-box>
            <text:p><text:span text:style-name="T1">1920's</text:span></text:p>
          </draw:text-box>
        </draw:frame>
        <draw:frame draw:style-name="gr1" draw:text-style-name="P1" xml:id="id50" draw:id="id50" draw:layer="layout" svg:width="1.731cm" svg:height="0.645cm" svg:x="30.473cm" svg:y="11.683cm">
          <draw:text-box>
            <text:p><text:span text:style-name="T1">1930's</text:span></text:p>
          </draw:text-box>
        </draw:frame>
        <draw:frame draw:style-name="gr1" draw:text-style-name="P1" xml:id="id51" draw:id="id51" draw:layer="layout" svg:width="1.731cm" svg:height="0.645cm" svg:x="30.473cm" svg:y="12.483cm">
          <draw:text-box>
            <text:p><text:span text:style-name="T1">1940's</text:span></text:p>
          </draw:text-box>
        </draw:frame>
        <draw:frame draw:style-name="gr1" draw:text-style-name="P1" xml:id="id52" draw:id="id52" draw:layer="layout" svg:width="1.731cm" svg:height="0.645cm" svg:x="30.473cm" svg:y="13.283cm">
          <draw:text-box>
            <text:p><text:span text:style-name="T1">1950's</text:span></text:p>
          </draw:text-box>
        </draw:frame>
        <draw:frame draw:style-name="gr1" draw:text-style-name="P1" xml:id="id53" draw:id="id53" draw:layer="layout" svg:width="1.731cm" svg:height="0.645cm" svg:x="30.473cm" svg:y="14.083cm">
          <draw:text-box>
            <text:p><text:span text:style-name="T1">1960's</text:span></text:p>
          </draw:text-box>
        </draw:frame>
        <draw:frame draw:style-name="gr1" draw:text-style-name="P1" xml:id="id54" draw:id="id54" draw:layer="layout" svg:width="1.731cm" svg:height="0.645cm" svg:x="30.473cm" svg:y="14.883cm">
          <draw:text-box>
            <text:p><text:span text:style-name="T1">1970's</text:span></text:p>
          </draw:text-box>
        </draw:frame>
        <draw:frame draw:style-name="gr1" draw:text-style-name="P1" xml:id="id55" draw:id="id55" draw:layer="layout" svg:width="1.731cm" svg:height="0.645cm" svg:x="30.473cm" svg:y="15.683cm">
          <draw:text-box>
            <text:p><text:span text:style-name="T1">1980's</text:span></text:p>
          </draw:text-box>
        </draw:frame>
        <draw:frame draw:style-name="gr1" draw:text-style-name="P1" xml:id="id56" draw:id="id56" draw:layer="layout" svg:width="1.731cm" svg:height="0.645cm" svg:x="30.473cm" svg:y="16.483cm">
          <draw:text-box>
            <text:p><text:span text:style-name="T1">1990's</text:span></text:p>
          </draw:text-box>
        </draw:frame>
        <draw:connector draw:style-name="gr4" draw:text-style-name="P2" draw:layer="layout" svg:x1="28.104cm" svg:y1="1.905cm" svg:x2="28.675cm" svg:y2="2.471cm" draw:start-shape="id37" draw:start-glue-point="2" draw:end-shape="id38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7" draw:start-glue-point="2" draw:end-shape="id39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7" draw:start-glue-point="2" draw:end-shape="id40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7" draw:start-glue-point="2" draw:end-shape="id41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7" draw:start-glue-point="2" draw:end-shape="id42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7" draw:start-glue-point="2" draw:end-shape="id43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7" draw:start-glue-point="2" draw:end-shape="id44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7" draw:start-glue-point="2" draw:end-shape="id45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7" draw:start-glue-point="2" draw:end-shape="id46" draw:end-glue-point="3" svg:d="m28104 1905v6900h570" svg:viewBox="0 0 571 6901">
          <text:p/>
        </draw:connector>
        <draw:connector draw:style-name="gr4" draw:text-style-name="P2" draw:layer="layout" svg:x1="29.944cm" svg:y1="9.128cm" svg:x2="30.473cm" svg:y2="9.605cm" draw:start-shape="id46" draw:start-glue-point="2" draw:end-shape="id47" draw:end-glue-point="3" svg:d="m29944 9128v477h529" svg:viewBox="0 0 530 478">
          <text:p/>
        </draw:connector>
        <draw:connector draw:style-name="gr4" draw:text-style-name="P2" draw:layer="layout" svg:x1="29.944cm" svg:y1="9.128cm" svg:x2="30.473cm" svg:y2="10.405cm" draw:start-shape="id46" draw:start-glue-point="2" draw:end-shape="id48" draw:end-glue-point="3" svg:d="m29944 9128v1277h529" svg:viewBox="0 0 530 1278">
          <text:p/>
        </draw:connector>
        <draw:connector draw:style-name="gr4" draw:text-style-name="P2" draw:layer="layout" svg:x1="29.944cm" svg:y1="9.128cm" svg:x2="30.473cm" svg:y2="11.205cm" draw:start-shape="id46" draw:start-glue-point="2" draw:end-shape="id49" draw:end-glue-point="3" svg:d="m29944 9128v2077h529" svg:viewBox="0 0 530 2078">
          <text:p/>
        </draw:connector>
        <draw:connector draw:style-name="gr4" draw:text-style-name="P2" draw:layer="layout" svg:x1="29.944cm" svg:y1="9.128cm" svg:x2="30.473cm" svg:y2="12.005cm" draw:start-shape="id46" draw:start-glue-point="2" draw:end-shape="id50" draw:end-glue-point="3" svg:d="m29944 9128v2877h529" svg:viewBox="0 0 530 2878">
          <text:p/>
        </draw:connector>
        <draw:connector draw:style-name="gr4" draw:text-style-name="P2" draw:layer="layout" svg:x1="29.944cm" svg:y1="9.128cm" svg:x2="30.473cm" svg:y2="12.805cm" draw:start-shape="id46" draw:start-glue-point="2" draw:end-shape="id51" draw:end-glue-point="3" svg:d="m29944 9128v3677h529" svg:viewBox="0 0 530 3678">
          <text:p/>
        </draw:connector>
        <draw:connector draw:style-name="gr4" draw:text-style-name="P2" draw:layer="layout" svg:x1="29.944cm" svg:y1="9.128cm" svg:x2="30.473cm" svg:y2="13.605cm" draw:start-shape="id46" draw:start-glue-point="2" draw:end-shape="id52" draw:end-glue-point="3" svg:d="m29944 9128v4477h529" svg:viewBox="0 0 530 4478">
          <text:p/>
        </draw:connector>
        <draw:connector draw:style-name="gr4" draw:text-style-name="P2" draw:layer="layout" svg:x1="29.944cm" svg:y1="9.128cm" svg:x2="30.473cm" svg:y2="14.405cm" draw:start-shape="id46" draw:start-glue-point="2" draw:end-shape="id53" draw:end-glue-point="3" svg:d="m29944 9128v5277h529" svg:viewBox="0 0 530 5278">
          <text:p/>
        </draw:connector>
        <draw:connector draw:style-name="gr4" draw:text-style-name="P2" draw:layer="layout" svg:x1="29.944cm" svg:y1="9.128cm" svg:x2="30.473cm" svg:y2="15.205cm" draw:start-shape="id46" draw:start-glue-point="2" draw:end-shape="id54" draw:end-glue-point="3" svg:d="m29944 9128v6077h529" svg:viewBox="0 0 530 6078">
          <text:p/>
        </draw:connector>
        <draw:connector draw:style-name="gr4" draw:text-style-name="P2" draw:layer="layout" svg:x1="29.944cm" svg:y1="9.128cm" svg:x2="30.473cm" svg:y2="16.005cm" draw:start-shape="id46" draw:start-glue-point="2" draw:end-shape="id55" draw:end-glue-point="3" svg:d="m29944 9128v6877h529" svg:viewBox="0 0 530 6878">
          <text:p/>
        </draw:connector>
        <draw:connector draw:style-name="gr4" draw:text-style-name="P2" draw:layer="layout" svg:x1="29.944cm" svg:y1="9.128cm" svg:x2="30.473cm" svg:y2="16.805cm" draw:start-shape="id46" draw:start-glue-point="2" draw:end-shape="id56" draw:end-glue-point="3" svg:d="m29944 9128v7677h529" svg:viewBox="0 0 530 7678">
          <text:p/>
        </draw:connector>
        <draw:frame draw:style-name="gr1" draw:text-style-name="P1" draw:layer="layout" svg:width="2.541cm" svg:height="0.645cm" svg:x="1.142cm" svg:y="16.4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7.2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4 political</text:span></text:p>
          </draw:text-box>
        </draw:frame>
        <draw:frame draw:style-name="gr1" draw:text-style-name="P1" xml:id="id57" draw:id="id57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8" draw:id="id58" draw:layer="layout" svg:width="1.778cm" svg:height="0.645cm" svg:x="7.112cm" svg:y="10.168cm">
          <draw:text-box>
            <text:p><text:span text:style-name="T1">murder</text:span></text:p>
          </draw:text-box>
        </draw:frame>
        <draw:frame draw:style-name="gr1" draw:text-style-name="P1" xml:id="id59" draw:id="id59" draw:layer="layout" svg:width="1.778cm" svg:height="0.645cm" svg:x="7.111cm" svg:y="10.968cm">
          <draw:text-box>
            <text:p><text:span text:style-name="T1">stealing</text:span></text:p>
          </draw:text-box>
        </draw:frame>
        <draw:frame draw:style-name="gr1" draw:text-style-name="P1" xml:id="id60" draw:id="id60" draw:layer="layout" svg:width="1.778cm" svg:height="0.645cm" svg:x="8.636cm" svg:y="11.782cm">
          <draw:text-box>
            <text:p><text:span text:style-name="T1">burglary</text:span></text:p>
          </draw:text-box>
        </draw:frame>
        <draw:frame draw:style-name="gr1" draw:text-style-name="P1" xml:id="id61" draw:id="id61" draw:layer="layout" svg:width="1.778cm" svg:height="0.645cm" svg:x="8.636cm" svg:y="12.544cm">
          <draw:text-box>
            <text:p><text:span text:style-name="T1">robbery</text:span></text:p>
          </draw:text-box>
        </draw:frame>
        <draw:frame draw:style-name="gr1" draw:text-style-name="P1" xml:id="id78" draw:id="id78" draw:layer="layout" svg:width="2.794cm" svg:height="0.645cm" svg:x="9.952cm" svg:y="13.325cm">
          <draw:text-box>
            <text:p><text:span text:style-name="T1">bank-robbery</text:span></text:p>
          </draw:text-box>
        </draw:frame>
        <draw:connector draw:style-name="gr4" draw:text-style-name="P2" draw:layer="layout" svg:x1="6.477cm" svg:y1="10.014cm" svg:x2="7.112cm" svg:y2="10.49cm" draw:start-shape="id57" draw:start-glue-point="2" draw:end-shape="id58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1.29cm" draw:start-shape="id57" draw:start-glue-point="2" draw:end-shape="id59" draw:end-glue-point="3" svg:d="m6477 10014v1276h634" svg:viewBox="0 0 635 1277">
          <text:p/>
        </draw:connector>
        <draw:connector draw:style-name="gr4" draw:text-style-name="P2" draw:layer="layout" svg:x1="8cm" svg:y1="11.613cm" svg:x2="8.636cm" svg:y2="12.104cm" draw:start-shape="id59" draw:start-glue-point="2" draw:end-shape="id60" draw:end-glue-point="3" svg:d="m8000 11613v491h636" svg:viewBox="0 0 637 492">
          <text:p/>
        </draw:connector>
        <draw:connector draw:style-name="gr4" draw:text-style-name="P2" draw:layer="layout" svg:x1="8cm" svg:y1="11.613cm" svg:x2="8.636cm" svg:y2="12.866cm" draw:start-shape="id59" draw:start-glue-point="2" draw:end-shape="id61" draw:end-glue-point="3" svg:d="m8000 11613v1253h636" svg:viewBox="0 0 637 1254">
          <text:p/>
        </draw:connector>
        <draw:frame draw:style-name="gr1" draw:text-style-name="P1" xml:id="id62" draw:id="id62" draw:layer="layout" svg:width="3.558cm" svg:height="0.645cm" svg:x="7.11cm" svg:y="14.7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09cm" draw:start-shape="id57" draw:start-glue-point="2" draw:end-shape="id62" draw:end-glue-point="3" svg:d="m6477 10014v5076h633" svg:viewBox="0 0 634 5077">
          <text:p/>
        </draw:connector>
        <draw:frame draw:style-name="gr1" draw:text-style-name="P1" xml:id="id63" draw:id="id63" draw:layer="layout" svg:width="2.54cm" svg:height="0.645cm" svg:x="7.112cm" svg:y="16.257cm">
          <draw:text-box>
            <text:p><text:span text:style-name="T1">drug-dealing</text:span></text:p>
          </draw:text-box>
        </draw:frame>
        <draw:connector draw:style-name="gr4" draw:text-style-name="P2" draw:layer="layout" svg:x1="6.477cm" svg:y1="10.014cm" svg:x2="7.112cm" svg:y2="16.579cm" draw:start-shape="id57" draw:start-glue-point="2" draw:end-shape="id63" draw:end-glue-point="3" svg:d="m6477 10014v6565h635" svg:viewBox="0 0 636 6566">
          <text:p/>
        </draw:connector>
        <draw:frame draw:style-name="gr1" draw:text-style-name="P1" xml:id="id64" draw:id="id64" draw:layer="layout" svg:width="1.524cm" svg:height="0.645cm" svg:x="7.112cm" svg:y="17.029cm">
          <draw:text-box>
            <text:p><text:span text:style-name="T1">gangs</text:span></text:p>
          </draw:text-box>
        </draw:frame>
        <draw:connector draw:style-name="gr4" draw:text-style-name="P2" draw:layer="layout" svg:x1="6.477cm" svg:y1="10.014cm" svg:x2="7.112cm" svg:y2="17.351cm" draw:start-shape="id57" draw:start-glue-point="2" draw:end-shape="id64" draw:end-glue-point="3" svg:d="m6477 10014v7337h635" svg:viewBox="0 0 636 7338">
          <text:p/>
        </draw:connector>
        <draw:frame draw:style-name="gr1" draw:text-style-name="P1" xml:id="id65" draw:id="id65" draw:layer="layout" svg:width="2.286cm" svg:height="0.645cm" svg:x="7.112cm" svg:y="17.781cm">
          <draw:text-box>
            <text:p><text:span text:style-name="T1">kidnapping</text:span></text:p>
          </draw:text-box>
        </draw:frame>
        <draw:frame draw:style-name="gr1" draw:text-style-name="P1" xml:id="id66" draw:id="id66" draw:layer="layout" svg:width="3.048cm" svg:height="0.645cm" svg:x="8.89cm" svg:y="18.543cm">
          <draw:text-box>
            <text:p><text:span text:style-name="T1">child-abduction</text:span></text:p>
          </draw:text-box>
        </draw:frame>
        <draw:frame draw:style-name="gr1" draw:text-style-name="P1" xml:id="id67" draw:id="id67" draw:layer="layout" svg:width="3.048cm" svg:height="0.645cm" svg:x="8.89cm" svg:y="19.315cm">
          <draw:text-box>
            <text:p><text:span text:style-name="T1">human-trafficing</text:span></text:p>
          </draw:text-box>
        </draw:frame>
        <draw:connector draw:style-name="gr4" draw:text-style-name="P2" draw:layer="layout" svg:x1="6.477cm" svg:y1="10.014cm" svg:x2="7.112cm" svg:y2="18.103cm" draw:start-shape="id57" draw:start-glue-point="2" draw:end-shape="id65" draw:end-glue-point="3" svg:d="m6477 10014v8089h635" svg:viewBox="0 0 636 8090">
          <text:p/>
        </draw:connector>
        <draw:connector draw:style-name="gr4" draw:text-style-name="P2" draw:layer="layout" svg:x1="8.255cm" svg:y1="18.426cm" svg:x2="8.89cm" svg:y2="18.865cm" draw:start-shape="id65" draw:start-glue-point="2" draw:end-shape="id66" draw:end-glue-point="3" svg:d="m8255 18426v439h635" svg:viewBox="0 0 636 440">
          <text:p/>
        </draw:connector>
        <draw:connector draw:style-name="gr4" draw:text-style-name="P2" draw:layer="layout" svg:x1="8.255cm" svg:y1="18.426cm" svg:x2="8.89cm" svg:y2="19.637cm" draw:start-shape="id65" draw:start-glue-point="2" draw:end-shape="id67" draw:end-glue-point="3" svg:d="m8255 18426v1211h635" svg:viewBox="0 0 636 1212">
          <text:p/>
        </draw:connector>
        <draw:frame draw:style-name="gr1" draw:text-style-name="P1" xml:id="id68" draw:id="id68" draw:layer="layout" svg:width="2.161cm" svg:height="0.645cm" svg:x="7.11cm" svg:y="20.068cm">
          <draw:text-box>
            <text:p><text:span text:style-name="T1">con-artist</text:span></text:p>
          </draw:text-box>
        </draw:frame>
        <draw:connector draw:style-name="gr4" draw:text-style-name="P2" draw:layer="layout" svg:x1="6.477cm" svg:y1="10.014cm" svg:x2="7.11cm" svg:y2="20.39cm" draw:start-shape="id57" draw:start-glue-point="2" draw:end-shape="id68" draw:end-glue-point="3" svg:d="m6477 10014v10376h633" svg:viewBox="0 0 634 10377">
          <text:p/>
        </draw:connector>
        <draw:frame draw:style-name="gr1" draw:text-style-name="P1" xml:id="id69" draw:id="id69" draw:layer="layout" svg:width="2.669cm" svg:height="0.645cm" svg:x="7.11cm" svg:y="20.868cm">
          <draw:text-box>
            <text:p><text:span text:style-name="T1">stolen-identity</text:span></text:p>
          </draw:text-box>
        </draw:frame>
        <draw:connector draw:style-name="gr4" draw:text-style-name="P2" draw:layer="layout" svg:x1="6.477cm" svg:y1="10.014cm" svg:x2="7.11cm" svg:y2="21.19cm" draw:start-shape="id57" draw:start-glue-point="2" draw:end-shape="id69" draw:end-glue-point="3" svg:d="m6477 10014v11176h633" svg:viewBox="0 0 634 11177">
          <text:p/>
        </draw:connector>
        <draw:frame draw:style-name="gr1" draw:text-style-name="P1" xml:id="id70" draw:id="id70" draw:layer="layout" svg:width="2.669cm" svg:height="0.645cm" svg:x="7.11cm" svg:y="21.668cm">
          <draw:text-box>
            <text:p><text:span text:style-name="T1">prostitution</text:span></text:p>
          </draw:text-box>
        </draw:frame>
        <draw:connector draw:style-name="gr4" draw:text-style-name="P2" draw:layer="layout" svg:x1="6.477cm" svg:y1="10.014cm" svg:x2="7.11cm" svg:y2="21.99cm" draw:start-shape="id57" draw:start-glue-point="2" draw:end-shape="id70" draw:end-glue-point="3" svg:d="m6477 10014v11976h633" svg:viewBox="0 0 634 11977">
          <text:p/>
        </draw:connector>
        <draw:frame draw:style-name="gr1" draw:text-style-name="P1" xml:id="id71" draw:id="id71" draw:layer="layout" svg:width="1.272cm" svg:height="0.645cm" svg:x="7.11cm" svg:y="22.468cm">
          <draw:text-box>
            <text:p><text:span text:style-name="T1">rape</text:span></text:p>
          </draw:text-box>
        </draw:frame>
        <draw:connector draw:style-name="gr4" draw:text-style-name="P2" draw:layer="layout" svg:x1="6.477cm" svg:y1="10.014cm" svg:x2="7.11cm" svg:y2="22.79cm" draw:start-shape="id57" draw:start-glue-point="2" draw:end-shape="id71" draw:end-glue-point="3" svg:d="m6477 10014v12776h633" svg:viewBox="0 0 634 12777">
          <text:p/>
        </draw:connector>
        <draw:frame draw:style-name="gr1" draw:text-style-name="P1" xml:id="id72" draw:id="id72" draw:layer="layout" svg:width="3.304cm" svg:height="0.645cm" svg:x="7.11cm" svg:y="23.268cm">
          <draw:text-box>
            <text:p><text:span text:style-name="T1">white-collar-crime</text:span></text:p>
          </draw:text-box>
        </draw:frame>
        <draw:connector draw:style-name="gr4" draw:text-style-name="P2" draw:layer="layout" svg:x1="6.477cm" svg:y1="10.014cm" svg:x2="7.11cm" svg:y2="23.59cm" draw:start-shape="id57" draw:start-glue-point="2" draw:end-shape="id72" draw:end-glue-point="3" svg:d="m6477 10014v13576h633" svg:viewBox="0 0 634 13577">
          <text:p/>
        </draw:connector>
        <draw:frame draw:style-name="gr1" draw:text-style-name="P1" xml:id="id73" draw:id="id73" draw:layer="layout" svg:width="3.558cm" svg:height="0.645cm" svg:x="7.11cm" svg:y="24.068cm">
          <draw:text-box>
            <text:p><text:span text:style-name="T1">domestic-violence</text:span></text:p>
          </draw:text-box>
        </draw:frame>
        <draw:connector draw:style-name="gr4" draw:text-style-name="P2" draw:layer="layout" svg:x1="6.477cm" svg:y1="10.014cm" svg:x2="7.11cm" svg:y2="24.39cm" draw:start-shape="id57" draw:start-glue-point="2" draw:end-shape="id73" draw:end-glue-point="3" svg:d="m6477 10014v14376h633" svg:viewBox="0 0 634 14377">
          <text:p/>
        </draw:connector>
        <draw:frame draw:style-name="gr1" draw:text-style-name="P1" xml:id="id74" draw:id="id74" draw:layer="layout" svg:width="2.16cm" svg:height="0.645cm" svg:x="8.635cm" svg:y="14.044cm">
          <draw:text-box>
            <text:p><text:span text:style-name="T1">auto-theft</text:span></text:p>
          </draw:text-box>
        </draw:frame>
        <draw:connector draw:style-name="gr4" draw:text-style-name="P2" draw:layer="layout" svg:x1="8cm" svg:y1="11.613cm" svg:x2="8.635cm" svg:y2="14.366cm" draw:start-shape="id59" draw:start-glue-point="2" draw:end-shape="id74" draw:end-glue-point="3" svg:d="m8000 11613v2753h635" svg:viewBox="0 0 636 2754">
          <text:p/>
        </draw:connector>
        <draw:frame draw:style-name="gr1" draw:text-style-name="P1" xml:id="id75" draw:id="id75" draw:layer="layout" svg:width="2.16cm" svg:height="0.645cm" svg:x="9.534cm" svg:y="15.544cm">
          <draw:text-box>
            <text:p><text:span text:style-name="T1">gangster</text:span></text:p>
          </draw:text-box>
        </draw:frame>
        <draw:connector draw:style-name="gr4" draw:text-style-name="P2" draw:layer="layout" svg:x1="8.889cm" svg:y1="15.413cm" svg:x2="9.534cm" svg:y2="15.866cm" draw:start-shape="id62" draw:start-glue-point="2" draw:end-shape="id75" draw:end-glue-point="3" svg:d="m8889 15413v453h645" svg:viewBox="0 0 646 454">
          <text:p/>
        </draw:connector>
        <draw:frame draw:style-name="gr1" draw:text-style-name="P1" xml:id="id100" draw:id="id100" draw:layer="layout" svg:width="2.033cm" svg:height="0.645cm" svg:x="12.0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8.8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19.6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0.4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1.2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2.8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3.6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5.211cm">
          <draw:text-box>
            <text:p><text:span text:style-name="T1">38 new-york-city</text:span></text:p>
          </draw:text-box>
        </draw:frame>
        <draw:frame draw:style-name="gr1" draw:text-style-name="P1" xml:id="id76" draw:id="id76" draw:layer="layout" svg:width="2.286cm" svg:height="0.645cm" svg:x="11.684cm" svg:y="6.213cm">
          <draw:text-box>
            <text:p><text:span text:style-name="T1">42 oregon</text:span></text:p>
          </draw:text-box>
        </draw:frame>
        <draw:frame draw:style-name="gr1" draw:text-style-name="P1" xml:id="id77" draw:id="id77" draw:layer="layout" svg:width="2.286cm" svg:height="0.645cm" svg:x="13.383cm" svg:y="7.013cm">
          <draw:text-box>
            <text:p><text:span text:style-name="T1">39 portland</text:span></text:p>
          </draw:text-box>
        </draw:frame>
        <draw:connector draw:style-name="gr4" draw:text-style-name="P2" draw:layer="layout" svg:x1="12.827cm" svg:y1="6.858cm" svg:x2="13.383cm" svg:y2="7.335cm" draw:start-shape="id76" draw:start-glue-point="2" draw:end-shape="id77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0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6.8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8.4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0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9 offensive</text:span></text:p>
          </draw:text-box>
        </draw:frame>
        <draw:frame draw:style-name="gr1" draw:text-style-name="P1" xml:id="id80" draw:id="id80" draw:layer="layout" svg:width="4.091cm" svg:height="0.645cm" svg:x="13.8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525cm" svg:y1="13.189cm" svg:x2="9.952cm" svg:y2="13.647cm" draw:start-shape="id61" draw:start-glue-point="2" draw:end-shape="id78" draw:end-glue-point="3" svg:d="m9525 13189v458h427" svg:viewBox="0 0 428 459">
          <text:p/>
        </draw:connector>
        <draw:frame draw:style-name="gr1" draw:text-style-name="P1" xml:id="id79" draw:id="id79" draw:layer="layout" svg:width="3.175cm" svg:height="0.645cm" svg:x="11.43cm" svg:y="8.636cm">
          <draw:text-box>
            <text:p><text:span text:style-name="T1">spiritual/religion</text:span></text:p>
          </draw:text-box>
        </draw:frame>
        <draw:frame draw:style-name="gr1" draw:text-style-name="P1" xml:id="id81" draw:id="id81" draw:layer="layout" svg:width="3.837cm" svg:height="0.645cm" svg:x="13.827cm" svg:y="10.188cm">
          <draw:text-box>
            <text:p><text:span text:style-name="T1">catholic/catholicism</text:span></text:p>
          </draw:text-box>
        </draw:frame>
        <draw:frame draw:style-name="gr1" draw:text-style-name="P1" xml:id="id82" draw:id="id82" draw:layer="layout" svg:width="1.932cm" svg:height="0.645cm" svg:x="13.827cm" svg:y="10.988cm">
          <draw:text-box>
            <text:p><text:span text:style-name="T1">mormon</text:span></text:p>
          </draw:text-box>
        </draw:frame>
        <draw:connector draw:style-name="gr4" draw:text-style-name="P2" draw:layer="layout" svg:x1="13.017cm" svg:y1="9.281cm" svg:x2="13.827cm" svg:y2="9.71cm" draw:start-shape="id79" draw:start-glue-point="2" draw:end-shape="id80" draw:end-glue-point="3" svg:d="m13017 9281v429h810" svg:viewBox="0 0 811 430">
          <text:p/>
        </draw:connector>
        <draw:connector draw:style-name="gr4" draw:text-style-name="P2" draw:layer="layout" svg:x1="13.017cm" svg:y1="9.281cm" svg:x2="13.827cm" svg:y2="10.51cm" draw:start-shape="id79" draw:start-glue-point="2" draw:end-shape="id81" draw:end-glue-point="3" svg:d="m13017 9281v1229h810" svg:viewBox="0 0 811 1230">
          <text:p/>
        </draw:connector>
        <draw:connector draw:style-name="gr4" draw:text-style-name="P2" draw:layer="layout" svg:x1="13.017cm" svg:y1="9.281cm" svg:x2="13.827cm" svg:y2="11.31cm" draw:start-shape="id79" draw:start-glue-point="2" draw:end-shape="id82" draw:end-glue-point="3" svg:d="m13017 9281v2029h810" svg:viewBox="0 0 811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83" draw:id="id83" draw:layer="layout" svg:width="2.991cm" svg:height="0.645cm" svg:x="14.916cm" svg:y="13.725cm">
          <draw:text-box>
            <text:p><text:span text:style-name="T1">natural-disaster</text:span></text:p>
          </draw:text-box>
        </draw:frame>
        <draw:frame draw:style-name="gr1" draw:text-style-name="P1" xml:id="id84" draw:id="id84" draw:layer="layout" svg:width="1.779cm" svg:height="0.645cm" svg:x="16.955cm" svg:y="14.497cm">
          <draw:text-box>
            <text:p><text:span text:style-name="T1">tornado</text:span></text:p>
          </draw:text-box>
        </draw:frame>
        <draw:frame draw:style-name="gr1" draw:text-style-name="P1" xml:id="id85" draw:id="id85" draw:layer="layout" svg:width="2.287cm" svg:height="0.645cm" svg:x="16.955cm" svg:y="15.297cm">
          <draw:text-box>
            <text:p><text:span text:style-name="T1">earthquake</text:span></text:p>
          </draw:text-box>
        </draw:frame>
        <draw:frame draw:style-name="gr1" draw:text-style-name="P1" xml:id="id86" draw:id="id86" draw:layer="layout" svg:width="1.779cm" svg:height="0.645cm" svg:x="16.955cm" svg:y="16.097cm">
          <draw:text-box>
            <text:p><text:span text:style-name="T1">valcano</text:span></text:p>
          </draw:text-box>
        </draw:frame>
        <draw:frame draw:style-name="gr1" draw:text-style-name="P1" xml:id="id87" draw:id="id87" draw:layer="layout" svg:width="1.779cm" svg:height="0.645cm" svg:x="16.955cm" svg:y="16.897cm">
          <draw:text-box>
            <text:p><text:span text:style-name="T1">tsunami</text:span></text:p>
          </draw:text-box>
        </draw:frame>
        <draw:connector draw:style-name="gr4" draw:text-style-name="P2" draw:layer="layout" svg:x1="16.411cm" svg:y1="14.37cm" svg:x2="16.955cm" svg:y2="14.819cm" draw:start-shape="id83" draw:start-glue-point="2" draw:end-shape="id84" draw:end-glue-point="3" svg:d="m16411 14370v449h544" svg:viewBox="0 0 545 450">
          <text:p/>
        </draw:connector>
        <draw:connector draw:style-name="gr4" draw:text-style-name="P2" draw:layer="layout" svg:x1="16.411cm" svg:y1="14.37cm" svg:x2="16.955cm" svg:y2="15.619cm" draw:start-shape="id83" draw:start-glue-point="2" draw:end-shape="id85" svg:d="m16411 14370v1249h544" svg:viewBox="0 0 545 1250">
          <text:p/>
        </draw:connector>
        <draw:connector draw:style-name="gr4" draw:text-style-name="P2" draw:layer="layout" svg:x1="16.411cm" svg:y1="14.37cm" svg:x2="16.955cm" svg:y2="16.419cm" draw:start-shape="id83" draw:start-glue-point="2" draw:end-shape="id86" draw:end-glue-point="3" svg:d="m16411 14370v2049h544" svg:viewBox="0 0 545 2050">
          <text:p/>
        </draw:connector>
        <draw:connector draw:style-name="gr4" draw:text-style-name="P2" draw:layer="layout" svg:x1="16.411cm" svg:y1="14.37cm" svg:x2="16.955cm" svg:y2="17.219cm" draw:start-shape="id83" draw:start-glue-point="2" draw:end-shape="id87" draw:end-glue-point="3" svg:d="m16411 14370v2849h544" svg:viewBox="0 0 545 2850">
          <text:p/>
        </draw:connector>
        <draw:frame draw:style-name="gr5" draw:text-style-name="P1" xml:id="id88" draw:id="id88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8" draw:start-glue-point="2" draw:end-shape="id83" draw:end-glue-point="3" svg:d="m14604 13572v475h312" svg:viewBox="0 0 313 476">
          <text:p/>
        </draw:connector>
        <draw:frame draw:style-name="gr6" draw:text-style-name="P1" xml:id="id89" draw:id="id89" draw:layer="layout" svg:width="2.567cm" svg:height="0.647cm" svg:x="15.159cm" svg:y="17.768cm">
          <draw:text-box>
            <text:p><text:span text:style-name="T1">plane-crash</text:span></text:p>
          </draw:text-box>
        </draw:frame>
        <draw:frame draw:style-name="gr6" draw:text-style-name="P1" xml:id="id90" draw:id="id90" draw:layer="layout" svg:width="2.567cm" svg:height="0.647cm" svg:x="15.159cm" svg:y="18.568cm">
          <draw:text-box>
            <text:p><text:span text:style-name="T1">sinking-ship</text:span></text:p>
          </draw:text-box>
        </draw:frame>
        <draw:connector draw:style-name="gr4" draw:text-style-name="P2" draw:layer="layout" svg:x1="14.604cm" svg:y1="13.572cm" svg:x2="15.159cm" svg:y2="18.091cm" draw:start-shape="id88" draw:start-glue-point="2" draw:end-shape="id89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8" draw:start-glue-point="2" draw:end-shape="id90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102" draw:id="id102" draw:layer="layout" svg:width="3.861cm" svg:height="1.039cm" svg:x="21.361cm" svg:y="14.227cm">
          <draw:text-box>
            <text:p><text:span text:style-name="T1">based-on-previously-written-material</text:span></text:p>
          </draw:text-box>
        </draw:frame>
        <draw:frame draw:style-name="gr1" draw:text-style-name="P1" xml:id="id103" draw:id="id103" draw:layer="layout" svg:width="3.345cm" svg:height="0.645cm" svg:x="23.855cm" svg:y="15.397cm">
          <draw:text-box>
            <text:p><text:span text:style-name="T1">58 based-on-book</text:span></text:p>
          </draw:text-box>
        </draw:frame>
        <draw:frame draw:style-name="gr1" draw:text-style-name="P1" xml:id="id104" draw:id="id104" draw:layer="layout" svg:width="4.361cm" svg:height="0.645cm" svg:x="23.855cm" svg:y="16.197cm">
          <draw:text-box>
            <text:p><text:span text:style-name="T1">59 based-on-short-story</text:span></text:p>
          </draw:text-box>
        </draw:frame>
        <draw:frame draw:style-name="gr1" draw:text-style-name="P1" xml:id="id105" draw:id="id105" draw:layer="layout" svg:width="3.218cm" svg:height="0.645cm" svg:x="23.855cm" svg:y="16.997cm">
          <draw:text-box>
            <text:p><text:span text:style-name="T1">60 based-on-play</text:span></text:p>
          </draw:text-box>
        </draw:frame>
        <draw:frame draw:style-name="gr1" draw:text-style-name="P1" xml:id="id107" draw:id="id107" draw:layer="layout" svg:width="3.345cm" svg:height="0.645cm" svg:x="23.855cm" svg:y="18.597cm">
          <draw:text-box>
            <text:p><text:span text:style-name="T1">based-on-musical</text:span></text:p>
          </draw:text-box>
        </draw:frame>
        <draw:frame draw:style-name="gr1" draw:text-style-name="P1" xml:id="id108" draw:id="id108" draw:layer="layout" svg:width="3.091cm" svg:height="0.645cm" svg:x="23.855cm" svg:y="19.397cm">
          <draw:text-box>
            <text:p><text:span text:style-name="T1">based-on-opera</text:span></text:p>
          </draw:text-box>
        </draw:frame>
        <draw:frame draw:style-name="gr1" draw:text-style-name="P1" xml:id="id109" draw:id="id109" draw:layer="layout" svg:width="4.869cm" svg:height="0.645cm" svg:x="23.855cm" svg:y="20.197cm">
          <draw:text-box>
            <text:p><text:span text:style-name="T1">64 based-on-comic-book(s)</text:span></text:p>
          </draw:text-box>
        </draw:frame>
        <draw:frame draw:style-name="gr1" draw:text-style-name="P1" xml:id="id110" draw:id="id110" draw:layer="layout" svg:width="4.488cm" svg:height="0.645cm" svg:x="23.855cm" svg:y="20.997cm">
          <draw:text-box>
            <text:p><text:span text:style-name="T1">81 based-on-video-game</text:span></text:p>
          </draw:text-box>
        </draw:frame>
        <draw:frame draw:style-name="gr1" draw:text-style-name="P1" xml:id="id106" draw:id="id106" draw:layer="layout" svg:width="4.267cm" svg:height="0.645cm" svg:x="25.854cm" svg:y="17.797cm">
          <draw:text-box>
            <text:p><text:span text:style-name="T1">based-on-shakespeare</text:span></text:p>
          </draw:text-box>
        </draw:frame>
        <draw:frame draw:style-name="gr1" draw:text-style-name="P1" xml:id="id111" draw:id="id111" draw:layer="layout" svg:width="2.965cm" svg:height="0.645cm" svg:x="23.854cm" svg:y="21.797cm">
          <draw:text-box>
            <text:p><text:span text:style-name="T1">based-on-poem</text:span></text:p>
          </draw:text-box>
        </draw:frame>
        <draw:frame draw:style-name="gr1" draw:text-style-name="P1" xml:id="id112" draw:id="id112" draw:layer="layout" svg:width="3.473cm" svg:height="0.645cm" svg:x="23.854cm" svg:y="22.597cm">
          <draw:text-box>
            <text:p><text:span text:style-name="T1">based-on-article(s)</text:span></text:p>
          </draw:text-box>
        </draw:frame>
        <draw:frame draw:style-name="gr1" draw:text-style-name="P1" xml:id="id113" draw:id="id113" draw:layer="layout" svg:width="2.965cm" svg:height="0.645cm" svg:x="23.854cm" svg:y="23.398cm">
          <draw:text-box>
            <text:p><text:span text:style-name="T1">based-on-song</text:span></text:p>
          </draw:text-box>
        </draw:frame>
        <draw:frame draw:style-name="gr1" draw:text-style-name="P1" xml:id="id114" draw:id="id114" draw:layer="layout" svg:width="3.981cm" svg:height="0.645cm" svg:x="23.854cm" svg:y="24.197cm">
          <draw:text-box>
            <text:p><text:span text:style-name="T1">based-on-radio-series</text:span></text:p>
          </draw:text-box>
        </draw:frame>
        <draw:frame draw:style-name="gr1" draw:text-style-name="P1" xml:id="id115" draw:id="id115" draw:layer="layout" svg:width="3.473cm" svg:height="0.645cm" svg:x="23.854cm" svg:y="24.997cm">
          <draw:text-box>
            <text:p><text:span text:style-name="T1">based-on-tv-show</text:span></text:p>
          </draw:text-box>
        </draw:frame>
        <draw:frame draw:style-name="gr8" draw:text-style-name="P1" xml:id="id116" draw:id="id116" draw:layer="layout" svg:width="4.997cm" svg:height="0.645cm" svg:x="23.854cm" svg:y="25.797cm">
          <draw:text-box>
            <text:p><text:span text:style-name="T1">based-on-stephen-king-work</text:span></text:p>
          </draw:text-box>
        </draw:frame>
        <draw:frame draw:style-name="gr1" draw:text-style-name="P1" xml:id="id91" draw:id="id91" draw:layer="layout" svg:width="1.694cm" svg:height="0.645cm" svg:x="30.224cm" svg:y="19.413cm">
          <draw:text-box>
            <text:p><text:span text:style-name="T1">art/arts</text:span></text:p>
          </draw:text-box>
        </draw:frame>
        <draw:frame draw:style-name="gr1" draw:text-style-name="P1" xml:id="id92" draw:id="id92" draw:layer="layout" svg:width="2.048cm" svg:height="0.645cm" svg:x="31.591cm" svg:y="20.202cm">
          <draw:text-box>
            <text:p><text:span text:style-name="T1">61 music</text:span></text:p>
          </draw:text-box>
        </draw:frame>
        <draw:frame draw:style-name="gr1" draw:text-style-name="P1" xml:id="id93" draw:id="id93" draw:layer="layout" svg:width="2.286cm" svg:height="0.645cm" svg:x="31.607cm" svg:y="20.947cm">
          <draw:text-box>
            <text:p><text:span text:style-name="T1">filmmaking</text:span></text:p>
          </draw:text-box>
        </draw:frame>
        <draw:frame draw:style-name="gr1" draw:text-style-name="P1" xml:id="id94" draw:id="id94" draw:layer="layout" svg:width="1.694cm" svg:height="0.645cm" svg:x="31.623cm" svg:y="21.713cm">
          <draw:text-box>
            <text:p><text:span text:style-name="T1">poetry</text:span></text:p>
          </draw:text-box>
        </draw:frame>
        <draw:frame draw:style-name="gr1" draw:text-style-name="P1" xml:id="id95" draw:id="id95" draw:layer="layout" svg:width="2.017cm" svg:height="0.645cm" svg:x="31.622cm" svg:y="22.513cm">
          <draw:text-box>
            <text:p><text:span text:style-name="T1">television</text:span></text:p>
          </draw:text-box>
        </draw:frame>
        <draw:frame draw:style-name="gr1" draw:text-style-name="P1" xml:id="id96" draw:id="id96" draw:layer="layout" svg:width="1.89cm" svg:height="0.645cm" svg:x="31.622cm" svg:y="23.313cm">
          <draw:text-box>
            <text:p><text:span text:style-name="T1">painting</text:span></text:p>
          </draw:text-box>
        </draw:frame>
        <draw:frame draw:style-name="gr1" draw:text-style-name="P1" xml:id="id97" draw:id="id97" draw:layer="layout" svg:width="2.525cm" svg:height="0.645cm" svg:x="31.622cm" svg:y="24.113cm">
          <draw:text-box>
            <text:p><text:span text:style-name="T1">photography</text:span></text:p>
          </draw:text-box>
        </draw:frame>
        <draw:frame draw:style-name="gr1" draw:text-style-name="P1" xml:id="id98" draw:id="id98" draw:layer="layout" svg:width="1.694cm" svg:height="0.645cm" svg:x="31.622cm" svg:y="24.913cm">
          <draw:text-box>
            <text:p><text:span text:style-name="T1">ballet</text:span></text:p>
          </draw:text-box>
        </draw:frame>
        <draw:frame draw:style-name="gr1" draw:text-style-name="P1" xml:id="id99" draw:id="id99" draw:layer="layout" svg:width="1.694cm" svg:height="0.645cm" svg:x="31.622cm" svg:y="25.713cm">
          <draw:text-box>
            <text:p><text:span text:style-name="T1">theater</text:span></text:p>
          </draw:text-box>
        </draw:frame>
        <draw:connector draw:style-name="gr4" draw:text-style-name="P2" draw:layer="layout" svg:x1="31.071cm" svg:y1="20.058cm" svg:x2="31.591cm" svg:y2="20.524cm" draw:start-shape="id91" draw:start-glue-point="2" draw:end-shape="id92" draw:end-glue-point="3" svg:d="m31071 20058v466h520" svg:viewBox="0 0 521 467">
          <text:p/>
        </draw:connector>
        <draw:connector draw:style-name="gr4" draw:text-style-name="P2" draw:layer="layout" svg:x1="31.071cm" svg:y1="20.058cm" svg:x2="31.607cm" svg:y2="21.269cm" draw:start-shape="id91" draw:start-glue-point="2" draw:end-shape="id93" draw:end-glue-point="3" svg:d="m31071 20058v1211h536" svg:viewBox="0 0 537 1212">
          <text:p/>
        </draw:connector>
        <draw:connector draw:style-name="gr4" draw:text-style-name="P2" draw:layer="layout" svg:x1="31.071cm" svg:y1="20.058cm" svg:x2="31.623cm" svg:y2="22.035cm" draw:start-shape="id91" draw:start-glue-point="2" draw:end-shape="id94" draw:end-glue-point="3" svg:d="m31071 20058v1977h552" svg:viewBox="0 0 553 1978">
          <text:p/>
        </draw:connector>
        <draw:connector draw:style-name="gr4" draw:text-style-name="P2" draw:layer="layout" svg:x1="31.071cm" svg:y1="20.058cm" svg:x2="31.622cm" svg:y2="22.835cm" draw:start-shape="id91" draw:start-glue-point="2" draw:end-shape="id95" draw:end-glue-point="3" svg:d="m31071 20058v2777h551" svg:viewBox="0 0 552 2778">
          <text:p/>
        </draw:connector>
        <draw:connector draw:style-name="gr4" draw:text-style-name="P2" draw:layer="layout" svg:x1="31.071cm" svg:y1="20.058cm" svg:x2="31.622cm" svg:y2="23.635cm" draw:start-shape="id91" draw:start-glue-point="2" draw:end-shape="id96" draw:end-glue-point="3" svg:d="m31071 20058v3577h551" svg:viewBox="0 0 552 3578">
          <text:p/>
        </draw:connector>
        <draw:connector draw:style-name="gr4" draw:text-style-name="P2" draw:layer="layout" svg:x1="31.071cm" svg:y1="20.058cm" svg:x2="31.622cm" svg:y2="24.435cm" draw:start-shape="id91" draw:start-glue-point="2" draw:end-shape="id97" draw:end-glue-point="3" svg:d="m31071 20058v4377h551" svg:viewBox="0 0 552 4378">
          <text:p/>
        </draw:connector>
        <draw:connector draw:style-name="gr4" draw:text-style-name="P2" draw:layer="layout" svg:x1="31.071cm" svg:y1="20.058cm" svg:x2="31.622cm" svg:y2="25.235cm" draw:start-shape="id91" draw:end-shape="id98" draw:end-glue-point="3" svg:d="m31071 20058v5177h551" svg:viewBox="0 0 552 5178">
          <text:p/>
        </draw:connector>
        <draw:connector draw:style-name="gr4" draw:text-style-name="P2" draw:layer="layout" svg:x1="31.071cm" svg:y1="20.058cm" svg:x2="31.622cm" svg:y2="26.035cm" draw:start-shape="id91" draw:start-glue-point="2" draw:end-shape="id99" draw:end-glue-point="3" svg:d="m31071 20058v5977h551" svg:viewBox="0 0 552 5978">
          <text:p/>
        </draw:connector>
        <draw:frame draw:style-name="gr1" draw:text-style-name="P1" xml:id="id123" draw:id="id123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xml:id="id124" draw:id="id124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101" draw:id="id101" draw:layer="layout" svg:width="2.54cm" svg:height="0.645cm" svg:x="13.4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3.081cm" svg:y1="21.336cm" svg:x2="13.462cm" svg:y2="21.775cm" draw:start-shape="id100" draw:start-glue-point="2" draw:end-shape="id101" draw:end-glue-point="3" svg:d="m13081 21336v439h381" svg:viewBox="0 0 382 440">
          <text:p/>
        </draw:connector>
        <draw:frame draw:style-name="gr1" draw:text-style-name="P1" draw:layer="layout" svg:width="1.909cm" svg:height="0.645cm" svg:x="1.139cm" svg:y="31.611cm">
          <draw:text-box>
            <text:p><text:span text:style-name="T1">68 silent</text:span></text:p>
          </draw:text-box>
        </draw:frame>
        <draw:connector draw:style-name="gr4" draw:text-style-name="P2" draw:layer="layout" svg:x1="23.291cm" svg:y1="15.266cm" svg:x2="23.855cm" svg:y2="15.719cm" draw:start-shape="id102" draw:start-glue-point="2" draw:end-shape="id103" draw:end-glue-point="3" svg:d="m23291 15266v453h564" svg:viewBox="0 0 565 454">
          <text:p/>
        </draw:connector>
        <draw:connector draw:style-name="gr4" draw:text-style-name="P2" draw:layer="layout" svg:x1="23.291cm" svg:y1="15.266cm" svg:x2="23.855cm" svg:y2="16.519cm" draw:start-shape="id102" draw:start-glue-point="2" draw:end-shape="id104" draw:end-glue-point="3" svg:d="m23291 15266v1253h564" svg:viewBox="0 0 565 1254">
          <text:p/>
        </draw:connector>
        <draw:connector draw:style-name="gr4" draw:text-style-name="P2" draw:layer="layout" svg:x1="23.291cm" svg:y1="15.266cm" svg:x2="23.855cm" svg:y2="17.319cm" draw:start-shape="id102" draw:start-glue-point="2" draw:end-shape="id105" draw:end-glue-point="3" svg:d="m23291 15266v2053h564" svg:viewBox="0 0 565 2054">
          <text:p/>
        </draw:connector>
        <draw:connector draw:style-name="gr4" draw:text-style-name="P2" draw:layer="layout" svg:x1="25.464cm" svg:y1="17.642cm" svg:x2="25.854cm" svg:y2="18.119cm" draw:start-shape="id105" draw:start-glue-point="2" draw:end-shape="id106" draw:end-glue-point="3" svg:d="m25464 17642v477h390" svg:viewBox="0 0 391 478">
          <text:p/>
        </draw:connector>
        <draw:connector draw:style-name="gr4" draw:text-style-name="P2" draw:layer="layout" svg:x1="23.291cm" svg:y1="15.266cm" svg:x2="23.855cm" svg:y2="18.919cm" draw:start-shape="id102" draw:end-shape="id107" draw:end-glue-point="3" svg:d="m23291 15266v3653h564" svg:viewBox="0 0 565 3654">
          <text:p/>
        </draw:connector>
        <draw:connector draw:style-name="gr4" draw:text-style-name="P2" draw:layer="layout" svg:x1="23.291cm" svg:y1="15.266cm" svg:x2="23.855cm" svg:y2="19.719cm" draw:start-shape="id102" draw:end-shape="id108" draw:end-glue-point="3" svg:d="m23291 15266v4453h564" svg:viewBox="0 0 565 4454">
          <text:p/>
        </draw:connector>
        <draw:connector draw:style-name="gr4" draw:text-style-name="P2" draw:layer="layout" svg:x1="23.291cm" svg:y1="15.266cm" svg:x2="23.855cm" svg:y2="20.519cm" draw:start-shape="id102" draw:start-glue-point="2" draw:end-shape="id109" draw:end-glue-point="3" svg:d="m23291 15266v5253h564" svg:viewBox="0 0 565 5254">
          <text:p/>
        </draw:connector>
        <draw:connector draw:style-name="gr4" draw:text-style-name="P2" draw:layer="layout" svg:x1="23.291cm" svg:y1="15.266cm" svg:x2="23.855cm" svg:y2="21.319cm" draw:start-shape="id102" draw:start-glue-point="2" draw:end-shape="id110" draw:end-glue-point="3" svg:d="m23291 15266v6053h564" svg:viewBox="0 0 565 6054">
          <text:p/>
        </draw:connector>
        <draw:connector draw:style-name="gr4" draw:text-style-name="P2" draw:layer="layout" svg:x1="23.291cm" svg:y1="15.266cm" svg:x2="23.854cm" svg:y2="22.119cm" draw:start-shape="id102" draw:end-shape="id111" draw:end-glue-point="3" svg:d="m23291 15266v6853h563" svg:viewBox="0 0 564 6854">
          <text:p/>
        </draw:connector>
        <draw:connector draw:style-name="gr4" draw:text-style-name="P2" draw:layer="layout" svg:x1="23.291cm" svg:y1="15.266cm" svg:x2="23.854cm" svg:y2="22.919cm" draw:start-shape="id102" draw:start-glue-point="2" draw:end-shape="id112" draw:end-glue-point="3" svg:d="m23291 15266v7653h563" svg:viewBox="0 0 564 7654">
          <text:p/>
        </draw:connector>
        <draw:connector draw:style-name="gr4" draw:text-style-name="P2" draw:layer="layout" svg:x1="23.291cm" svg:y1="15.266cm" svg:x2="23.854cm" svg:y2="23.72cm" draw:start-shape="id102" draw:start-glue-point="2" draw:end-shape="id113" draw:end-glue-point="3" svg:d="m23291 15266v8454h563" svg:viewBox="0 0 564 8455">
          <text:p/>
        </draw:connector>
        <draw:connector draw:style-name="gr4" draw:text-style-name="P2" draw:layer="layout" svg:x1="23.291cm" svg:y1="15.266cm" svg:x2="23.854cm" svg:y2="24.519cm" draw:start-shape="id102" draw:start-glue-point="2" draw:end-shape="id114" draw:end-glue-point="3" svg:d="m23291 15266v9253h563" svg:viewBox="0 0 564 9254">
          <text:p/>
        </draw:connector>
        <draw:connector draw:style-name="gr4" draw:text-style-name="P2" draw:layer="layout" svg:x1="23.291cm" svg:y1="15.266cm" svg:x2="23.854cm" svg:y2="25.319cm" draw:start-shape="id102" draw:start-glue-point="2" draw:end-shape="id115" draw:end-glue-point="3" svg:d="m23291 15266v10053h563" svg:viewBox="0 0 564 10054">
          <text:p/>
        </draw:connector>
        <draw:connector draw:style-name="gr4" draw:text-style-name="P2" draw:layer="layout" svg:x1="23.291cm" svg:y1="15.266cm" svg:x2="23.854cm" svg:y2="26.119cm" draw:start-shape="id102" draw:start-glue-point="2" draw:end-shape="id116" draw:end-glue-point="3" svg:d="m23291 15266v10853h563" svg:viewBox="0 0 564 10854">
          <text:p/>
        </draw:connector>
        <draw:frame draw:style-name="gr1" draw:text-style-name="P1" xml:id="id117" draw:id="id117" draw:layer="layout" svg:width="1.778cm" svg:height="0.645cm" svg:x="23.875cm" svg:y="11.303cm">
          <draw:text-box>
            <text:p><text:span text:style-name="T1">surfing</text:span></text:p>
          </draw:text-box>
        </draw:frame>
        <draw:connector draw:style-name="gr4" draw:text-style-name="P2" draw:layer="layout" svg:x1="23.304cm" svg:y1="1.105cm" svg:x2="23.875cm" svg:y2="11.625cm" draw:start-shape="id23" draw:start-glue-point="2" draw:end-shape="id117" draw:end-glue-point="3" svg:d="m23304 1105v10520h571" svg:viewBox="0 0 572 10521">
          <text:p/>
        </draw:connector>
        <draw:frame draw:style-name="gr1" draw:text-style-name="P1" xml:id="id118" draw:id="id118" draw:layer="layout" svg:width="2.796cm" svg:height="0.645cm" svg:x="23.874cm" svg:y="12.103cm">
          <draw:text-box>
            <text:p><text:span text:style-name="T1">skateboarding</text:span></text:p>
          </draw:text-box>
        </draw:frame>
        <draw:connector draw:style-name="gr4" draw:text-style-name="P2" draw:layer="layout" svg:x1="23.304cm" svg:y1="1.105cm" svg:x2="23.874cm" svg:y2="12.425cm" draw:start-shape="id23" draw:start-glue-point="2" draw:end-shape="id118" draw:end-glue-point="3" svg:d="m23304 1105v11320h570" svg:viewBox="0 0 571 11321">
          <text:p/>
        </draw:connector>
        <draw:frame draw:style-name="gr7" draw:text-style-name="P1" xml:id="id119" draw:id="id119" draw:layer="layout" svg:width="3.861cm" svg:height="0.662cm" svg:x="18.872cm" svg:y="13.435cm">
          <draw:text-box>
            <text:p><text:span text:style-name="T1">based-on-something</text:span></text:p>
          </draw:text-box>
        </draw:frame>
        <draw:connector draw:style-name="gr4" draw:text-style-name="P2" draw:layer="layout" svg:x1="20.802cm" svg:y1="14.097cm" svg:x2="21.361cm" svg:y2="14.746cm" draw:start-shape="id119" draw:start-glue-point="2" draw:end-shape="id102" draw:end-glue-point="3" svg:d="m20802 14097v649h559" svg:viewBox="0 0 560 650">
          <text:p/>
        </draw:connector>
        <draw:frame draw:style-name="gr7" draw:text-style-name="P1" xml:id="id120" draw:id="id120" draw:layer="layout" svg:width="4.039cm" svg:height="0.662cm" svg:x="21.361cm" svg:y="26.543cm">
          <draw:text-box>
            <text:p><text:span text:style-name="T1">based-on-a-true-story</text:span></text:p>
          </draw:text-box>
        </draw:frame>
        <draw:connector draw:style-name="gr4" draw:text-style-name="P2" draw:layer="layout" svg:x1="20.802cm" svg:y1="14.097cm" svg:x2="21.361cm" svg:y2="26.874cm" draw:start-shape="id119" draw:start-glue-point="2" draw:end-shape="id120" draw:end-glue-point="3" svg:d="m20802 14097v12777h559" svg:viewBox="0 0 560 12778">
          <text:p/>
        </draw:connector>
        <draw:frame draw:style-name="gr9" draw:text-style-name="P3" draw:layer="layout" svg:width="6.018cm" svg:height="0.645cm" svg:x="17.399cm" svg:y="20.066cm">
          <draw:text-box>
            <text:p><text:span text:style-name="T2">could result in duplicate parent tags</text:span></text:p>
          </draw:text-box>
        </draw:frame>
        <draw:line draw:style-name="gr10" draw:text-style-name="P2" draw:layer="layout" svg:x1="21.336cm" svg:y1="19.939cm" svg:x2="21.336cm" svg:y2="18.161cm">
          <text:p/>
        </draw:line>
        <draw:line draw:style-name="gr10" draw:text-style-name="P2" draw:layer="layout" svg:x1="21.336cm" svg:y1="20.955cm" svg:x2="21.336cm" svg:y2="22.479cm">
          <text:p/>
        </draw:lin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21" draw:id="id121" draw:layer="layout" svg:width="1.143cm" svg:height="0.645cm" svg:x="6.858cm" svg:y="7.845cm">
          <draw:text-box>
            <text:p><text:span text:style-name="T1">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21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xml:id="id122" draw:id="id122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draw:start-shape="id122" draw:start-glue-point="2" draw:end-shape="id123" draw:end-glue-point="3" svg:d="m13208 23736v462h506" svg:viewBox="0 0 507 463">
          <text:p/>
        </draw:connector>
        <draw:connector draw:style-name="gr4" draw:text-style-name="P2" draw:layer="layout" svg:x1="13.208cm" svg:y1="23.736cm" svg:x2="13.716cm" svg:y2="24.96cm" draw:start-shape="id122" draw:start-glue-point="2" draw:end-shape="id124" draw:end-glue-point="3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25" draw:id="id125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26" draw:id="id126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25" draw:start-glue-point="2" draw:end-shape="id126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1.95cm" svg:height="0.645cm" svg:x="14.306cm" svg:y="26.825cm">
          <draw:text-box>
            <text:p><text:span text:style-name="T1">terrorism</text:span></text:p>
          </draw:text-box>
        </draw:frame>
        <draw:frame draw:style-name="gr1" draw:text-style-name="P1" draw:layer="layout" svg:width="2.205cm" svg:height="0.645cm" svg:x="14.305cm" svg:y="27.625cm">
          <draw:text-box>
            <text:p><text:span text:style-name="T1">disturbing</text:span></text:p>
          </draw:text-box>
        </draw:frame>
        <draw:frame draw:style-name="gr1" draw:text-style-name="P1" xml:id="id127" draw:id="id127" draw:layer="layout" svg:width="2.159cm" svg:height="0.645cm" svg:x="32.825cm" svg:y="0.26cm">
          <draw:text-box>
            <text:p><text:span text:style-name="T1">addiction</text:span></text:p>
          </draw:text-box>
        </draw:frame>
        <draw:frame draw:style-name="gr1" draw:text-style-name="P1" xml:id="id128" draw:id="id128" draw:layer="layout" svg:width="2.813cm" svg:height="0.645cm" svg:x="34.525cm" svg:y="1.06cm">
          <draw:text-box>
            <text:p><text:span text:style-name="T1">drug-addiciton</text:span></text:p>
          </draw:text-box>
        </draw:frame>
        <draw:frame draw:style-name="gr1" draw:text-style-name="P1" xml:id="id129" draw:id="id129" draw:layer="layout" svg:width="3.194cm" svg:height="0.645cm" svg:x="34.525cm" svg:y="1.86cm">
          <draw:text-box>
            <text:p><text:span text:style-name="T1">alcohol-addiction</text:span></text:p>
          </draw:text-box>
        </draw:frame>
        <draw:connector draw:style-name="gr4" draw:text-style-name="P2" draw:layer="layout" svg:x1="33.904cm" svg:y1="0.905cm" svg:x2="34.525cm" svg:y2="1.382cm" draw:start-shape="id127" draw:start-glue-point="2" draw:end-shape="id128" draw:end-glue-point="3" svg:d="m33904 905v477h621" svg:viewBox="0 0 622 478">
          <text:p/>
        </draw:connector>
        <draw:connector draw:style-name="gr4" draw:text-style-name="P2" draw:layer="layout" svg:x1="33.904cm" svg:y1="0.905cm" svg:x2="34.525cm" svg:y2="2.182cm" draw:start-shape="id127" draw:start-glue-point="2" draw:end-shape="id129" draw:end-glue-point="3" svg:d="m33904 905v1277h621" svg:viewBox="0 0 622 1278">
          <text:p/>
        </draw:connector>
        <draw:frame draw:style-name="gr1" draw:text-style-name="P1" xml:id="id130" draw:id="id130" draw:layer="layout" svg:width="2.687cm" svg:height="0.645cm" svg:x="34.524cm" svg:y="2.66cm">
          <draw:text-box>
            <text:p><text:span text:style-name="T1">sex-addiction</text:span></text:p>
          </draw:text-box>
        </draw:frame>
        <draw:connector draw:style-name="gr4" draw:text-style-name="P2" draw:layer="layout" svg:x1="33.904cm" svg:y1="0.905cm" svg:x2="34.524cm" svg:y2="2.982cm" draw:start-shape="id127" draw:start-glue-point="2" draw:end-shape="id130" draw:end-glue-point="3" svg:d="m33904 905v2077h620" svg:viewBox="0 0 621 2078">
          <text:p/>
        </draw:connector>
        <draw:frame draw:style-name="gr1" draw:text-style-name="P1" xml:id="id131" draw:id="id131" draw:layer="layout" svg:width="3.243cm" svg:height="0.645cm" svg:x="32.825cm" svg:y="4.66cm">
          <draw:text-box>
            <text:p><text:span text:style-name="T1">law-enforcement</text:span></text:p>
          </draw:text-box>
        </draw:frame>
        <draw:frame draw:style-name="gr1" draw:text-style-name="P1" xml:id="id132" draw:id="id132" draw:layer="layout" svg:width="1.37cm" svg:height="0.645cm" svg:x="34.825cm" svg:y="5.46cm">
          <draw:text-box>
            <text:p><text:span text:style-name="T1">cops</text:span></text:p>
          </draw:text-box>
        </draw:frame>
        <draw:frame draw:style-name="gr1" draw:text-style-name="P1" xml:id="id133" draw:id="id133" draw:layer="layout" svg:width="0.99cm" svg:height="0.645cm" svg:x="34.824cm" svg:y="6.26cm">
          <draw:text-box>
            <text:p><text:span text:style-name="T1">fbi</text:span></text:p>
          </draw:text-box>
        </draw:frame>
        <draw:connector draw:style-name="gr4" draw:text-style-name="P2" draw:layer="layout" svg:x1="34.446cm" svg:y1="5.305cm" svg:x2="34.825cm" svg:y2="5.782cm" draw:start-shape="id131" draw:start-glue-point="2" draw:end-shape="id132" draw:end-glue-point="3" svg:d="m34446 5305v477h379" svg:viewBox="0 0 380 478">
          <text:p/>
        </draw:connector>
        <draw:connector draw:style-name="gr4" draw:text-style-name="P2" draw:layer="layout" svg:x1="34.446cm" svg:y1="5.305cm" svg:x2="34.824cm" svg:y2="6.582cm" draw:start-shape="id131" draw:start-glue-point="2" draw:end-shape="id133" draw:end-glue-point="3" svg:d="m34446 5305v1277h378" svg:viewBox="0 0 379 1278">
          <text:p/>
        </draw:connector>
        <draw:frame draw:style-name="gr1" draw:text-style-name="P1" draw:layer="layout" svg:width="2.332cm" svg:height="0.645cm" svg:x="14.305cm" svg:y="28.425cm">
          <draw:text-box>
            <text:p><text:span text:style-name="T1">fire-fighting</text:span></text:p>
          </draw:text-box>
        </draw:frame>
        <draw:frame draw:style-name="gr1" draw:text-style-name="P1" xml:id="id134" draw:id="id134" draw:layer="layout" svg:width="3.751cm" svg:height="0.645cm" svg:x="32.825cm" svg:y="8.36cm">
          <draw:text-box>
            <text:p><text:span text:style-name="T1">government-agency</text:span></text:p>
          </draw:text-box>
        </draw:frame>
        <draw:frame draw:style-name="gr1" draw:text-style-name="P1" xml:id="id135" draw:id="id135" draw:layer="layout" svg:width="1.117cm" svg:height="0.645cm" svg:x="35.224cm" svg:y="9.16cm">
          <draw:text-box>
            <text:p><text:span text:style-name="T1">cia</text:span></text:p>
          </draw:text-box>
        </draw:frame>
        <draw:frame draw:style-name="gr1" draw:text-style-name="P1" xml:id="id137" draw:id="id137" draw:layer="layout" svg:width="2.768cm" svg:height="0.645cm" svg:x="35.205cm" svg:y="10.785cm">
          <draw:text-box>
            <text:p><text:span text:style-name="T1">secret-service</text:span></text:p>
          </draw:text-box>
        </draw:frame>
        <draw:frame draw:style-name="gr1" draw:text-style-name="P1" xml:id="id136" draw:id="id136" draw:layer="layout" svg:width="1.098cm" svg:height="0.645cm" svg:x="35.224cm" svg:y="9.96cm">
          <draw:text-box>
            <text:p><text:span text:style-name="T1">nsa</text:span></text:p>
          </draw:text-box>
        </draw:frame>
        <draw:connector draw:style-name="gr4" draw:text-style-name="P2" draw:layer="layout" svg:x1="34.7cm" svg:y1="9.005cm" svg:x2="35.224cm" svg:y2="9.482cm" draw:start-shape="id134" draw:start-glue-point="2" draw:end-shape="id135" draw:end-glue-point="3" svg:d="m34700 9005v477h524" svg:viewBox="0 0 525 478">
          <text:p/>
        </draw:connector>
        <draw:connector draw:style-name="gr4" draw:text-style-name="P2" draw:layer="layout" svg:x1="34.7cm" svg:y1="9.005cm" svg:x2="35.224cm" svg:y2="10.282cm" draw:start-shape="id134" draw:start-glue-point="2" draw:end-shape="id136" draw:end-glue-point="3" svg:d="m34700 9005v1277h524" svg:viewBox="0 0 525 1278">
          <text:p/>
        </draw:connector>
        <draw:connector draw:style-name="gr4" draw:text-style-name="P2" draw:layer="layout" svg:x1="34.7cm" svg:y1="9.005cm" svg:x2="35.205cm" svg:y2="11.107cm" draw:start-shape="id134" draw:start-glue-point="2" draw:end-shape="id137" draw:end-glue-point="3" svg:d="m34700 9005v2102h505" svg:viewBox="0 0 506 2103">
          <text:p/>
        </draw:connector>
        <draw:frame draw:style-name="gr1" draw:text-style-name="P1" draw:layer="layout" svg:width="1.952cm" svg:height="0.645cm" svg:x="14.304cm" svg:y="29.225cm">
          <draw:text-box>
            <text:p><text:span text:style-name="T1">genocide</text:span></text:p>
          </draw:text-box>
        </draw:frame>
        <draw:frame draw:style-name="gr1" draw:text-style-name="P1" draw:layer="layout" svg:width="1.191cm" svg:height="0.645cm" svg:x="14.303cm" svg:y="30.825cm">
          <draw:text-box>
            <text:p><text:span text:style-name="T1">gory</text:span></text:p>
          </draw:text-box>
        </draw:frame>
        <draw:frame draw:style-name="gr1" draw:text-style-name="P1" draw:layer="layout" svg:width="4.366cm" svg:height="0.645cm" svg:x="14.303cm" svg:y="31.625cm">
          <draw:text-box>
            <text:p><text:span text:style-name="T1">coming-of-age/childhood</text:span></text:p>
          </draw:text-box>
        </draw:frame>
        <draw:frame draw:style-name="gr1" draw:text-style-name="P1" draw:layer="layout" svg:width="2.688cm" svg:height="0.645cm" svg:x="17.505cm" svg:y="27.625cm">
          <draw:text-box>
            <text:p><text:span text:style-name="T1">peaceful/light</text:span></text:p>
          </draw:text-box>
        </draw:frame>
        <draw:frame draw:style-name="gr1" draw:text-style-name="P1" draw:layer="layout" svg:width="1.8cm" svg:height="0.645cm" svg:x="17.504cm" svg:y="28.425cm">
          <draw:text-box>
            <text:p><text:span text:style-name="T1">uplifting</text:span></text:p>
          </draw:text-box>
        </draw:frame>
        <draw:frame draw:style-name="gr1" draw:text-style-name="P1" xml:id="id138" draw:id="id138" draw:layer="layout" svg:width="3.116cm" svg:height="0.645cm" svg:x="32.825cm" svg:y="12.86cm">
          <draw:text-box>
            <text:p><text:span text:style-name="T1">cinematography</text:span></text:p>
          </draw:text-box>
        </draw:frame>
        <draw:frame draw:style-name="gr11" draw:text-style-name="P1" xml:id="id139" draw:id="id139" draw:layer="layout" svg:width="3.938cm" svg:height="0.645cm" svg:x="34.924cm" svg:y="13.66cm">
          <draw:text-box>
            <text:p><text:span text:style-name="T1">color-cinematography</text:span></text:p>
          </draw:text-box>
        </draw:frame>
        <draw:frame draw:style-name="gr1" draw:text-style-name="P1" xml:id="id140" draw:id="id140" draw:layer="layout" svg:width="5.59cm" svg:height="0.645cm" svg:x="34.923cm" svg:y="14.46cm">
          <draw:text-box>
            <text:p><text:span text:style-name="T1">black-and-white-cinematography</text:span></text:p>
          </draw:text-box>
        </draw:frame>
        <draw:connector draw:style-name="gr4" draw:text-style-name="P2" draw:layer="layout" svg:x1="34.383cm" svg:y1="13.505cm" svg:x2="34.924cm" svg:y2="13.982cm" draw:start-shape="id138" draw:start-glue-point="2" draw:end-shape="id139" draw:end-glue-point="3" svg:d="m34383 13505v477h541" svg:viewBox="0 0 542 478">
          <text:p/>
        </draw:connector>
        <draw:connector draw:style-name="gr4" draw:text-style-name="P2" draw:layer="layout" svg:x1="34.383cm" svg:y1="13.505cm" svg:x2="34.923cm" svg:y2="14.782cm" draw:start-shape="id138" draw:start-glue-point="2" draw:end-shape="id140" svg:d="m34383 13505v1277h540" svg:viewBox="0 0 541 1278">
          <text:p/>
        </draw:connector>
        <draw:frame draw:style-name="gr1" draw:text-style-name="P1" draw:layer="layout" svg:width="2.182cm" svg:height="0.645cm" svg:x="17.503cm" svg:y="29.225cm">
          <draw:text-box>
            <text:p><text:span text:style-name="T1">confusing</text:span></text:p>
          </draw:text-box>
        </draw:frame>
        <draw:frame draw:style-name="gr1" draw:text-style-name="P1" xml:id="id141" draw:id="id141" draw:layer="layout" svg:width="1.72cm" svg:height="0.645cm" svg:x="32.924cm" svg:y="15.36cm">
          <draw:text-box>
            <text:p><text:span text:style-name="T1">military</text:span></text:p>
          </draw:text-box>
        </draw:frame>
        <draw:frame draw:style-name="gr1" draw:text-style-name="P1" xml:id="id142" draw:id="id142" draw:layer="layout" svg:width="1.537cm" svg:height="0.645cm" svg:x="34.323cm" svg:y="16.06cm">
          <draw:text-box>
            <text:p><text:span text:style-name="T1">army</text:span></text:p>
          </draw:text-box>
        </draw:frame>
        <draw:frame draw:style-name="gr1" draw:text-style-name="P1" xml:id="id143" draw:id="id143" draw:layer="layout" svg:width="1.284cm" svg:height="0.645cm" svg:x="34.322cm" svg:y="16.76cm">
          <draw:text-box>
            <text:p><text:span text:style-name="T1">navy</text:span></text:p>
          </draw:text-box>
        </draw:frame>
        <draw:frame draw:style-name="gr1" draw:text-style-name="P1" xml:id="id144" draw:id="id144" draw:layer="layout" svg:width="1.792cm" svg:height="0.645cm" svg:x="34.322cm" svg:y="17.46cm">
          <draw:text-box>
            <text:p><text:span text:style-name="T1">air-force</text:span></text:p>
          </draw:text-box>
        </draw:frame>
        <draw:frame draw:style-name="gr1" draw:text-style-name="P1" xml:id="id145" draw:id="id145" draw:layer="layout" svg:width="1.792cm" svg:height="0.645cm" svg:x="34.321cm" svg:y="18.16cm">
          <draw:text-box>
            <text:p><text:span text:style-name="T1">marines</text:span></text:p>
          </draw:text-box>
        </draw:frame>
        <draw:frame draw:style-name="gr1" draw:text-style-name="P1" xml:id="id146" draw:id="id146" draw:layer="layout" svg:width="2.302cm" svg:height="0.645cm" svg:x="34.32cm" svg:y="18.86cm">
          <draw:text-box>
            <text:p><text:span text:style-name="T1">boot-camp</text:span></text:p>
          </draw:text-box>
        </draw:frame>
        <draw:connector draw:style-name="gr4" draw:text-style-name="P2" draw:layer="layout" svg:x1="33.784cm" svg:y1="16.005cm" svg:x2="34.323cm" svg:y2="16.382cm" draw:start-shape="id141" draw:start-glue-point="2" draw:end-shape="id142" draw:end-glue-point="3" svg:d="m33784 16005v377h539" svg:viewBox="0 0 540 378">
          <text:p/>
        </draw:connector>
        <draw:connector draw:style-name="gr4" draw:text-style-name="P2" draw:layer="layout" svg:x1="33.784cm" svg:y1="16.005cm" svg:x2="34.322cm" svg:y2="17.082cm" draw:start-shape="id141" draw:start-glue-point="2" draw:end-shape="id143" svg:d="m33784 16005v1077h538" svg:viewBox="0 0 539 1078">
          <text:p/>
        </draw:connector>
        <draw:connector draw:style-name="gr4" draw:text-style-name="P2" draw:layer="layout" svg:x1="33.784cm" svg:y1="16.005cm" svg:x2="34.322cm" svg:y2="17.782cm" draw:start-shape="id141" draw:start-glue-point="2" draw:end-shape="id144" draw:end-glue-point="3" svg:d="m33784 16005v1777h538" svg:viewBox="0 0 539 1778">
          <text:p/>
        </draw:connector>
        <draw:connector draw:style-name="gr4" draw:text-style-name="P2" draw:layer="layout" svg:x1="33.784cm" svg:y1="16.005cm" svg:x2="34.321cm" svg:y2="18.482cm" draw:start-shape="id141" draw:start-glue-point="2" draw:end-shape="id145" draw:end-glue-point="3" svg:d="m33784 16005v2477h537" svg:viewBox="0 0 538 2478">
          <text:p/>
        </draw:connector>
        <draw:connector draw:style-name="gr4" draw:text-style-name="P2" draw:layer="layout" svg:x1="33.784cm" svg:y1="16.005cm" svg:x2="34.32cm" svg:y2="19.182cm" draw:start-shape="id141" draw:start-glue-point="2" draw:end-shape="id146" draw:end-glue-point="3" svg:d="m33784 16005v3177h536" svg:viewBox="0 0 537 3178">
          <text:p/>
        </draw:connector>
        <draw:frame draw:style-name="gr1" draw:text-style-name="P1" xml:id="id147" draw:id="id147" draw:layer="layout" svg:width="1.72cm" svg:height="0.645cm" svg:x="34.925cm" svg:y="20.574cm">
          <draw:text-box>
            <text:p><text:span text:style-name="T1">nudity</text:span></text:p>
          </draw:text-box>
        </draw:frame>
        <draw:frame draw:style-name="gr1" draw:text-style-name="P1" xml:id="id148" draw:id="id148" draw:layer="layout" svg:width="2.665cm" svg:height="0.645cm" svg:x="36.324cm" svg:y="21.274cm">
          <draw:text-box>
            <text:p><text:span text:style-name="T1">female-nudity</text:span></text:p>
          </draw:text-box>
        </draw:frame>
        <draw:frame draw:style-name="gr1" draw:text-style-name="P1" xml:id="id149" draw:id="id149" draw:layer="layout" svg:width="2.666cm" svg:height="0.645cm" svg:x="36.323cm" svg:y="21.974cm">
          <draw:text-box>
            <text:p><text:span text:style-name="T1">male-nudity</text:span></text:p>
          </draw:text-box>
        </draw:frame>
        <draw:connector draw:style-name="gr4" draw:text-style-name="P2" draw:layer="layout" svg:x1="35.785cm" svg:y1="21.219cm" svg:x2="36.324cm" svg:y2="21.596cm" draw:start-shape="id147" draw:start-glue-point="2" draw:end-shape="id148" draw:end-glue-point="3" svg:d="m35785 21219v377h539" svg:viewBox="0 0 540 378">
          <text:p/>
        </draw:connector>
        <draw:connector draw:style-name="gr4" draw:text-style-name="P2" draw:layer="layout" svg:x1="35.785cm" svg:y1="21.219cm" svg:x2="36.323cm" svg:y2="22.296cm" draw:start-shape="id147" draw:start-glue-point="2" draw:end-shape="id149" svg:d="m35785 21219v1077h538" svg:viewBox="0 0 539 1078">
          <text:p/>
        </draw:connector>
        <draw:frame draw:style-name="gr1" draw:text-style-name="P1" draw:layer="layout" svg:width="2.182cm" svg:height="0.645cm" svg:x="17.502cm" svg:y="30.025cm">
          <draw:text-box>
            <text:p><text:span text:style-name="T1">puppe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3-13T13:45:17</dc:date>
    <dc:creator>Tyler Hayes</dc:creator>
    <meta:editing-duration>PT2H13M56S</meta:editing-duration>
    <meta:editing-cycles>45</meta:editing-cycles>
    <meta:generator>LibreOffice/3.5$Linux_X86_64 LibreOffice_project/350m1$Build-2</meta:generator>
    <meta:document-statistic meta:object-count="342"/>
  </office:meta>
</office:document-meta>
</file>